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99e" officeooo:paragraph-rsid="001e599e"/>
    </style:style>
    <style:style style:name="P2" style:family="paragraph" style:parent-style-name="Standard">
      <style:text-properties officeooo:paragraph-rsid="001e599e"/>
    </style:style>
    <style:style style:name="P3" style:family="paragraph" style:parent-style-name="Standard">
      <style:text-properties officeooo:rsid="001e6b6f" officeooo:paragraph-rsid="001e6b6f"/>
    </style:style>
    <style:style style:name="P4" style:family="paragraph" style:parent-style-name="Standard">
      <style:text-properties officeooo:rsid="002026cb" officeooo:paragraph-rsid="002026cb"/>
    </style:style>
    <style:style style:name="P5" style:family="paragraph" style:parent-style-name="Standard" style:list-style-name="L1">
      <style:text-properties officeooo:rsid="002026cb" officeooo:paragraph-rsid="002026cb"/>
    </style:style>
    <style:style style:name="P6" style:family="paragraph" style:parent-style-name="Standard">
      <style:text-properties fo:font-weight="bold" officeooo:rsid="002026cb" officeooo:paragraph-rsid="002026cb" style:font-weight-asian="bold" style:font-weight-complex="bold"/>
    </style:style>
    <style:style style:name="P7" style:family="paragraph" style:parent-style-name="Standard">
      <style:text-properties fo:font-weight="bold" officeooo:rsid="0021b5f0" officeooo:paragraph-rsid="0021b5f0" style:font-weight-asian="bold" style:font-weight-complex="bold"/>
    </style:style>
    <style:style style:name="P8" style:family="paragraph" style:parent-style-name="Standard">
      <style:text-properties fo:font-weight="bold" officeooo:rsid="0023feb2" officeooo:paragraph-rsid="0023feb2" style:font-weight-asian="bold" style:font-weight-complex="bold"/>
    </style:style>
    <style:style style:name="P9" style:family="paragraph" style:parent-style-name="Standard">
      <style:text-properties fo:font-weight="bold" officeooo:rsid="00255069" officeooo:paragraph-rsid="00255069" style:font-weight-asian="bold" style:font-weight-complex="bold"/>
    </style:style>
    <style:style style:name="P10" style:family="paragraph" style:parent-style-name="Standard" style:list-style-name="L1">
      <style:text-properties officeooo:paragraph-rsid="002026cb"/>
    </style:style>
    <style:style style:name="P11" style:family="paragraph" style:parent-style-name="Standard" style:list-style-name="L1">
      <style:text-properties officeooo:rsid="0021b5f0" officeooo:paragraph-rsid="0021b5f0"/>
    </style:style>
    <style:style style:name="P12" style:family="paragraph" style:parent-style-name="Standard">
      <style:text-properties fo:font-weight="normal" officeooo:rsid="0021b5f0" officeooo:paragraph-rsid="0021b5f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1b5f0" officeooo:paragraph-rsid="0021b5f0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21b5f0" officeooo:paragraph-rsid="0021b5f0" style:font-weight-asian="normal" style:font-weight-complex="normal"/>
    </style:style>
    <style:style style:name="P15" style:family="paragraph" style:parent-style-name="Standard" style:list-style-name="L5">
      <style:text-properties fo:font-weight="normal" officeooo:rsid="0021b5f0" officeooo:paragraph-rsid="0021b5f0" style:font-weight-asian="normal" style:font-weight-complex="normal"/>
    </style:style>
    <style:style style:name="P16" style:family="paragraph" style:parent-style-name="Standard" style:list-style-name="L6">
      <style:text-properties fo:font-weight="normal" officeooo:rsid="0021b5f0" officeooo:paragraph-rsid="0021b5f0" style:font-weight-asian="normal" style:font-weight-complex="normal"/>
    </style:style>
    <style:style style:name="P17" style:family="paragraph" style:parent-style-name="Standard">
      <style:text-properties fo:font-weight="normal" officeooo:rsid="0023feb2" officeooo:paragraph-rsid="0023feb2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23feb2" officeooo:paragraph-rsid="0023feb2" style:font-weight-asian="normal" style:font-weight-complex="normal"/>
    </style:style>
    <style:style style:name="P19" style:family="paragraph" style:parent-style-name="Standard">
      <style:text-properties fo:font-weight="normal" officeooo:rsid="00255069" officeooo:paragraph-rsid="00255069" style:font-weight-asian="normal" style:font-weight-complex="normal"/>
    </style:style>
    <style:style style:name="P20" style:family="paragraph" style:parent-style-name="Standard" style:list-style-name="L8">
      <style:text-properties fo:font-weight="normal" officeooo:rsid="00255069" officeooo:paragraph-rsid="00255069" style:font-weight-asian="normal" style:font-weight-complex="normal"/>
    </style:style>
    <style:style style:name="T1" style:family="text">
      <style:text-properties officeooo:rsid="001e599e"/>
    </style:style>
    <style:style style:name="T2" style:family="text">
      <style:text-properties officeooo:rsid="002026cb"/>
    </style:style>
    <style:style style:name="T3" style:family="text">
      <style:text-properties officeooo:rsid="00239d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tiklo </text:h>
      <text:h text:style-name="Heading_20_2" text:outline-level="2">MVP</text:h>
      <text:h text:style-name="Heading_20_2" text:outline-level="2">Arquitetura inicial</text:h>
      <text:p text:style-name="P1"/>
      <text:p text:style-name="P1">De acordo com a visão do Partiklo: </text:p>
      <text:p text:style-name="P1"/>
      <text:p text:style-name="P2"><text:span text:style-name="T1">“</text:span>ZERO configuração! O Partiklo pode ser configurado “on-the-fly”, não necessitando de “properties” e nem de “xml” ou “yaml” para entrar no ar. Você pode configurá-lo via API REST ou Web e salvar toda a configuração para uso posterior.<text:span text:style-name="T1">”</text:span></text:p>
      <text:p text:style-name="P2"/>
      <text:p text:style-name="P1">Traduzindo isto para uma arquitetura, deve ser possível subir um servidor Partiklo e esquecer! Se for necessário, outros servidores Pariklo podem ser ativados, se encontrarem e trabalharem em conjunto.</text:p>
      <text:p text:style-name="P1"/>
      <text:p text:style-name="P1">Tal arquitetura se faz compatível com mecanismos de controle de microsserviços como o Kubernetes ou o Docker Compose. </text:p>
      <text:p text:style-name="P1"/>
      <text:p text:style-name="P1">Outro aspecto da visão do Partiklo, que afeta sua arquitetura, é: </text:p>
      <text:p text:style-name="P1"/>
      <text:p text:style-name="P1">“O Partiklo se integra com vários orquestradores de serviços, como o Kubernetes, da Google. Seus servidores distribuídos, sem exigência de “master node” podem manter a comunicação de sua empresa funcionando, mesmo em caso de falhas.”</text:p>
      <text:p text:style-name="P1"/>
      <text:p text:style-name="P1">O ponto chave é a inexistência de um “master node”. Em outras palavras, cada nó do Partiklo é um “master” independente. Isto tem um impacto grande na distribuição dos dados entre os vários nós. </text:p>
      <text:p text:style-name="P1"/>
      <text:p text:style-name="P1">Para atender a este princípio, cada instância do Partiklo é totalmente independente, mantendo sua própria “datastore”. Cada instância deve ser capaz de encontrar as outras e comunicá-las sobre alterações. Assim, com o tempo, cada instância tem uma cópia completa dos dados.</text:p>
      <text:p text:style-name="P1"/>
      <text:p text:style-name="P1"/>
      <text:p text:style-name="P3">O MVP deverá ser extremamente “enxuto” e funcional, evitando YAGNIs (You Ain't Gonna Need It), então, as soluções mais simples possíveis que permitam atender ao documento de visão serão adotadas. </text:p>
      <text:p text:style-name="P3"/>
      <text:p text:style-name="P6">Plataforma</text:p>
      <text:p text:style-name="P4"/>
      <text:list xml:id="list519422005910429157" text:style-name="L1">
        <text:list-item>
          <text:p text:style-name="P5">Linguagem de programação: python 3.6;</text:p>
        </text:list-item>
        <text:list-item>
          <text:p text:style-name="P10"><text:span text:style-name="T2">Persistência: pacote “</text:span>dataset<text:span text:style-name="T2">” (</text:span><text:a xlink:type="simple" xlink:href="https://dataset.readthedocs.io/en/latest/" text:style-name="Internet_20_link" text:visited-style-name="Visited_20_Internet_20_Link"><text:span text:style-name="T2">https://dataset.readthedocs.io/en/latest/</text:span></text:a><text:span text:style-name="T2">), com gravação no disco local de cada servidor;</text:span></text:p>
        </text:list-item>
        <text:list-item>
          <text:p text:style-name="P5">Protocolo: HTTPS com certificado auto-assinado;</text:p>
        </text:list-item>
        <text:list-item>
          <text:p text:style-name="P5">Arquitetura de comunicação: REST; </text:p>
        </text:list-item>
        <text:list-item>
          <text:p text:style-name="P5"><text:soft-page-break/>Mecanismo de sincronização: Multicast;</text:p>
          <text:p text:style-name="P11"/>
        </text:list-item>
      </text:list>
      <text:p text:style-name="P4"/>
      <text:p text:style-name="P7"/>
      <text:p text:style-name="P7"/>
      <text:p text:style-name="P7">Casos de uso arquiteturalmente significativos: </text:p>
      <text:p text:style-name="P7"/>
      <text:p text:style-name="P7">1 – Boot de servidor</text:p>
      <text:p text:style-name="P12"/>
      <text:list xml:id="list1727219953417209616" text:style-name="L2">
        <text:list-item>
          <text:p text:style-name="P13">Verificar datastore. Vazia? Assumir primeira instalação;</text:p>
        </text:list-item>
        <text:list-item>
          <text:p text:style-name="P13">Ler configuração;</text:p>
        </text:list-item>
        <text:list-item>
          <text:p text:style-name="P13">Descobrir outros “peers” (Multicast), atualizar tabela de replicação;</text:p>
        </text:list-item>
        <text:list-item>
          <text:p text:style-name="P13">Disponível.</text:p>
        </text:list-item>
      </text:list>
      <text:p text:style-name="P12"/>
      <text:p text:style-name="P7">2 – Registro de novo usuário</text:p>
      <text:p text:style-name="P12"/>
      <text:list xml:id="list8176938117307763867" text:style-name="L4">
        <text:list-item>
          <text:p text:style-name="P14">Receber dados do usuário (nome, e-mail, senha, chave pública);</text:p>
        </text:list-item>
        <text:list-item>
          <text:p text:style-name="P14">Registrar na datastore local e avisar aos “peers”;</text:p>
        </text:list-item>
      </text:list>
      <text:p text:style-name="P12"/>
      <text:p text:style-name="P7">3 – Envio de mensagem</text:p>
      <text:p text:style-name="P12"/>
      <text:list xml:id="list5210342997481276755" text:style-name="L5">
        <text:list-item>
          <text:p text:style-name="P15">Validar assinatura;</text:p>
        </text:list-item>
        <text:list-item>
          <text:p text:style-name="P15">Validar destinatário; Não encontrado? Verificar com “peers”;</text:p>
        </text:list-item>
        <text:list-item>
          <text:p text:style-name="P15">Salvar mensagem. Enviar para “peers”;</text:p>
        </text:list-item>
      </text:list>
      <text:p text:style-name="P12"/>
      <text:p text:style-name="P7">4 – Recebimento de mensagem</text:p>
      <text:p text:style-name="P12"/>
      <text:list xml:id="list730316520238812216" text:style-name="L6">
        <text:list-item>
          <text:p text:style-name="P16">Validar usuário;</text:p>
        </text:list-item>
        <text:list-item>
          <text:p text:style-name="P16">Obter mensagens (próprias e grupo). Mais de 15 minutos? Perguntar a “peers” por novas mensagens;</text:p>
        </text:list-item>
        <text:list-item>
          <text:p text:style-name="P16">Marcar recebimento. Avisar “peers” do recebimento.</text:p>
        </text:list-item>
      </text:list>
      <text:p text:style-name="P12"/>
      <text:p text:style-name="P8">5 – Novo “peer”</text:p>
      <text:p text:style-name="P8"/>
      <text:list xml:id="list3312047207549715860" text:style-name="L7">
        <text:list-item>
          <text:p text:style-name="P18">Receber aviso de novo “peer”;</text:p>
        </text:list-item>
        <text:list-item>
          <text:p text:style-name="P18">Responder com seu endereço IP. </text:p>
        </text:list-item>
      </text:list>
      <text:p text:style-name="P17"/>
      <text:p text:style-name="P9">6 – Consistência eventual</text:p>
      <text:p text:style-name="P19"/>
      <text:list xml:id="list3580335851043182079" text:style-name="L8">
        <text:list-item>
          <text:p text:style-name="P20">Enviar todas as atualizações depois de um determinado “timestamp”.</text:p>
        </text:list-item>
      </text:list>
      <text:p text:style-name="P17"/>
      <text:p text:style-name="P12"/>
      <text:p text:style-name="P12">O MVP permitirá a criação de grupos e estes serão tratados da mesma forma que os outros casos acima. </text:p>
      <text:p text:style-name="P12"/>
      <text:p text:style-name="P12">Para enviar uma mensagem, o usuário precisa assiná-la com sua chave pública. <text:s/>Inicialmente, as mensagens não serão encriptadas. </text:p>
      <text:p text:style-name="P12"/>
      <text:p text:style-name="P12"/>
      <text:p text:style-name="P7">Consistência eventual</text:p>
      <text:p text:style-name="P12"/>
      <text:p text:style-name="P12"><text:soft-page-break/>Deverá ser criado um componente de consistência eventual, marcando o “timestamp” de todos os “peers” e atualizando os dados. <text:span text:style-name="T3">Este componente deverá ser embutido no próprio servidor Partiklo e executado em intervalos regulares. </text:span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Spranq eco sans" fo:font-family="'Spranq eco sans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2:56:38.037273217</meta:creation-date>
    <dc:date>2018-03-12T13:25:59.502748550</dc:date>
    <meta:editing-duration>PT29M21S</meta:editing-duration>
    <meta:editing-cycles>7</meta:editing-cycles>
    <meta:generator>LibreOffice/5.2.2.2$Linux_X86_64 LibreOffice_project/20m0$Build-1</meta:generator>
    <meta:document-statistic meta:table-count="0" meta:image-count="0" meta:object-count="0" meta:page-count="3" meta:paragraph-count="45" meta:word-count="489" meta:character-count="3234" meta:non-whitespace-character-count="2791"/>
  </office:meta>
</office:document-meta>
</file>